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style:style>
    <style:style style:name="T2" style:parent-style-name="normaltextrun" style:family="text">
      <style:text-properties style:font-name="Verdana"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 style:parent-style-name="paragraph" style:family="paragraph">
      <style:paragraph-properties fo:text-align="center" style:vertical-align="baseline" fo:margin-top="0in" fo:margin-bottom="0in" fo:line-height="0.0833in"/>
      <style:text-properties style:font-name="Verdana" style:font-name-complex="Segoe UI" fo:font-size="14pt" style:font-size-asian="14pt" style:font-size-complex="14pt"/>
    </style:style>
    <style:style style:name="P4" style:parent-style-name="paragraph" style:family="paragraph">
      <style:paragraph-properties fo:text-align="center" style:vertical-align="baseline" fo:margin-top="0in" fo:margin-bottom="0in"/>
    </style:style>
    <style:style style:name="T5" style:parent-style-name="normaltextrun" style:family="text">
      <style:text-properties style:font-name="Verdana" style:font-name-complex="Calibri" fo:font-weight="bold" style:font-weight-asian="bold" style:font-weight-complex="bold" style:text-underline-type="single" style:text-underline-style="solid" style:text-underline-width="auto" style:text-underline-mode="continuous"/>
    </style:style>
    <style:style style:name="T6" style:parent-style-name="normaltextrun" style:family="text">
      <style:text-properties style:font-name="Verdana" style:font-name-complex="Calibri"/>
    </style:style>
    <style:style style:name="P7" style:parent-style-name="paragraph" style:family="paragraph">
      <style:paragraph-properties fo:text-align="center" style:vertical-align="baseline" fo:margin-top="0in" fo:margin-bottom="0in"/>
      <style:text-properties style:font-name="Verdana" style:font-name-complex="Segoe UI" fo:font-size="9pt" style:font-size-asian="9pt" style:font-size-complex="9pt"/>
    </style:style>
    <style:style style:name="P8" style:parent-style-name="paragraph" style:family="paragraph">
      <style:paragraph-properties style:vertical-align="baseline" fo:margin-top="0in" fo:margin-bottom="0in"/>
    </style:style>
    <style:style style:name="T9" style:parent-style-name="normaltextrun" style:family="text">
      <style:text-properties style:font-name="Verdana" style:font-name-complex="Calibri" fo:font-style="italic" style:font-style-asian="italic" style:font-style-complex="italic" fo:font-size="10pt" style:font-size-asian="10pt" style:font-size-complex="10pt"/>
    </style:style>
    <style:style style:name="T10" style:parent-style-name="eop" style:family="text">
      <style:text-properties style:font-name="Verdana" style:font-name-complex="Calibri" fo:font-style="italic" style:font-style-asian="italic" style:font-style-complex="italic" fo:font-size="10pt" style:font-size-asian="10pt" style:font-size-complex="10pt"/>
    </style:style>
    <style:style style:name="P11" style:parent-style-name="paragraph" style:family="paragraph">
      <style:paragraph-properties style:vertical-align="baseline" fo:margin-top="0in" fo:margin-bottom="0in"/>
      <style:text-properties style:font-name="Verdana" style:font-name-complex="Segoe UI" fo:font-size="9pt" style:font-size-asian="9pt" style:font-size-complex="9pt"/>
    </style:style>
    <style:style style:name="P12" style:parent-style-name="paragraph" style:family="paragraph">
      <style:paragraph-properties style:vertical-align="baseline" fo:margin-top="0in" fo:margin-bottom="0in"/>
    </style:style>
    <style:style style:name="T13" style:parent-style-name="normaltextrun" style:family="text">
      <style:text-properties style:font-name="Verdana" style:font-name-complex="Calibri" fo:font-size="10.5pt" style:font-size-asian="10.5pt" style:font-size-complex="10.5pt"/>
    </style:style>
    <style:style style:name="T14" style:parent-style-name="eop" style:family="text">
      <style:text-properties style:font-name="Verdana" style:font-name-complex="Calibri" fo:font-size="10.5pt" style:font-size-asian="10.5pt" style:font-size-complex="10.5pt"/>
    </style:style>
    <style:style style:name="P15" style:parent-style-name="paragraph" style:family="paragraph">
      <style:paragraph-properties style:vertical-align="baseline" fo:margin-top="0in" fo:margin-bottom="0in"/>
    </style:style>
    <style:style style:name="T16" style:parent-style-name="normaltextrun" style:family="text">
      <style:text-properties style:font-name="Verdana" style:font-name-complex="Calibri" fo:font-size="10.5pt" style:font-size-asian="10.5pt" style:font-size-complex="10.5pt"/>
    </style:style>
    <style:style style:name="T17" style:parent-style-name="eop" style:family="text">
      <style:text-properties style:font-name="Verdana" style:font-name-complex="Calibri" fo:font-size="10.5pt" style:font-size-asian="10.5pt" style:font-size-complex="10.5pt"/>
    </style:style>
    <style:style style:name="P18" style:parent-style-name="paragraph" style:family="paragraph">
      <style:paragraph-properties fo:text-align="center" style:vertical-align="baseline" fo:margin-top="0in" fo:margin-bottom="0in"/>
    </style:style>
    <style:style style:name="T19"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20" style:parent-style-name="paragraph" style:family="paragraph">
      <style:paragraph-properties style:vertical-align="baseline" fo:margin-top="0in" fo:margin-bottom="0in"/>
    </style:style>
    <style:style style:name="T21" style:parent-style-name="normaltextrun" style:family="text">
      <style:text-properties style:font-name="Verdana" style:font-name-complex="Calibri" fo:font-size="10.5pt" style:font-size-asian="10.5pt" style:font-size-complex="10.5pt"/>
    </style:style>
    <style:style style:name="T22" style:parent-style-name="eop" style:family="text">
      <style:text-properties style:font-name="Verdana" style:font-name-complex="Calibri" fo:font-size="10.5pt" style:font-size-asian="10.5pt" style:font-size-complex="10.5pt"/>
    </style:style>
    <style:style style:name="P23" style:parent-style-name="paragraph" style:family="paragraph">
      <style:paragraph-properties style:vertical-align="baseline" fo:margin-top="0in" fo:margin-bottom="0in"/>
    </style:style>
    <style:style style:name="T24" style:parent-style-name="normaltextrun" style:family="text">
      <style:text-properties style:font-name="Verdana" style:font-name-complex="Calibri" fo:font-size="10.5pt" style:font-size-asian="10.5pt" style:font-size-complex="10.5pt"/>
    </style:style>
    <style:style style:name="T25" style:parent-style-name="eop" style:family="text">
      <style:text-properties style:font-name="Verdana" style:font-name-complex="Calibri" fo:font-size="10.5pt" style:font-size-asian="10.5pt" style:font-size-complex="10.5pt"/>
    </style:style>
    <style:style style:name="P26" style:parent-style-name="paragraph" style:family="paragraph">
      <style:paragraph-properties fo:text-align="center" style:vertical-align="baseline" fo:margin-top="0in" fo:margin-bottom="0in"/>
    </style:style>
    <style:style style:name="T27"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28" style:parent-style-name="paragraph" style:family="paragraph">
      <style:paragraph-properties style:vertical-align="baseline" fo:margin-top="0in" fo:margin-bottom="0in"/>
    </style:style>
    <style:style style:name="T29" style:parent-style-name="normaltextrun" style:family="text">
      <style:text-properties style:font-name="Verdana" style:font-name-complex="Calibri" fo:font-size="10.5pt" style:font-size-asian="10.5pt" style:font-size-complex="10.5pt"/>
    </style:style>
    <style:style style:name="T30" style:parent-style-name="eop" style:family="text">
      <style:text-properties style:font-name="Verdana" style:font-name-complex="Calibri" fo:font-size="10.5pt" style:font-size-asian="10.5pt" style:font-size-complex="10.5pt"/>
    </style:style>
    <style:style style:name="P31" style:parent-style-name="paragraph" style:family="paragraph">
      <style:paragraph-properties style:vertical-align="baseline" fo:margin-top="0in" fo:margin-bottom="0in" fo:margin-left="0.25in">
        <style:tab-stops/>
      </style:paragraph-properties>
    </style:style>
    <style:style style:name="T32" style:parent-style-name="normaltextrun" style:family="text">
      <style:text-properties style:font-name="Verdana" style:font-name-complex="Calibri" fo:font-size="10.5pt" style:font-size-asian="10.5pt" style:font-size-complex="10.5pt"/>
    </style:style>
    <style:style style:name="T33" style:parent-style-name="eop" style:family="text">
      <style:text-properties style:font-name="Verdana" style:font-name-complex="Calibri" fo:font-size="10.5pt" style:font-size-asian="10.5pt" style:font-size-complex="10.5pt"/>
    </style:style>
    <style:style style:name="P34" style:parent-style-name="paragraph" style:family="paragraph">
      <style:paragraph-properties fo:text-align="center" style:vertical-align="baseline" fo:margin-top="0in" fo:margin-bottom="0in"/>
    </style:style>
    <style:style style:name="T35"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36" style:parent-style-name="paragraph" style:family="paragraph">
      <style:paragraph-properties style:vertical-align="baseline" fo:margin-top="0in" fo:margin-bottom="0in"/>
    </style:style>
    <style:style style:name="T37" style:parent-style-name="normaltextrun" style:family="text">
      <style:text-properties style:font-name="Verdana" style:font-name-complex="Calibri" fo:font-size="10.5pt" style:font-size-asian="10.5pt" style:font-size-complex="10.5pt"/>
    </style:style>
    <style:style style:name="P38" style:parent-style-name="paragraph" style:family="paragraph">
      <style:paragraph-properties style:vertical-align="baseline" fo:margin-top="0in" fo:margin-bottom="0in" fo:margin-left="0.25in">
        <style:tab-stops/>
      </style:paragraph-properties>
    </style:style>
    <style:style style:name="T39" style:parent-style-name="normaltextrun" style:family="text">
      <style:text-properties style:font-name="Verdana" style:font-name-complex="Calibri" fo:font-size="10.5pt" style:font-size-asian="10.5pt" style:font-size-complex="10.5pt"/>
    </style:style>
    <style:style style:name="P40" style:parent-style-name="paragraph" style:family="paragraph">
      <style:paragraph-properties style:vertical-align="baseline" fo:margin-top="0in" fo:margin-bottom="0in" fo:margin-left="0.25in">
        <style:tab-stops/>
      </style:paragraph-properties>
    </style:style>
    <style:style style:name="T41" style:parent-style-name="normaltextrun" style:family="text">
      <style:text-properties style:font-name="Verdana" style:font-name-complex="Calibri" fo:font-size="10.5pt" style:font-size-asian="10.5pt" style:font-size-complex="10.5pt"/>
    </style:style>
    <style:style style:name="P42" style:parent-style-name="paragraph" style:family="paragraph">
      <style:paragraph-properties style:vertical-align="baseline" fo:margin-top="0in" fo:margin-bottom="0in" fo:margin-left="0.25in">
        <style:tab-stops/>
      </style:paragraph-properties>
    </style:style>
    <style:style style:name="P43" style:parent-style-name="paragraph" style:family="paragraph">
      <style:paragraph-properties style:vertical-align="baseline" fo:margin-top="0in" fo:margin-bottom="0in" fo:margin-left="0.25in">
        <style:tab-stops/>
      </style:paragraph-properties>
      <style:text-properties style:font-name="Verdana" style:font-name-complex="Segoe UI" fo:font-size="10.5pt" style:font-size-asian="10.5pt" style:font-size-complex="10.5pt"/>
    </style:style>
    <style:style style:name="P44" style:parent-style-name="paragraph" style:family="paragraph">
      <style:paragraph-properties fo:text-align="center" style:vertical-align="baseline" fo:margin-top="0in" fo:margin-bottom="0in"/>
    </style:style>
    <style:style style:name="T45"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46" style:parent-style-name="paragraph" style:family="paragraph">
      <style:paragraph-properties style:vertical-align="baseline" fo:margin-top="0in" fo:margin-bottom="0in"/>
    </style:style>
    <style:style style:name="T47" style:parent-style-name="normaltextrun" style:family="text">
      <style:text-properties style:font-name="Verdana" style:font-name-complex="Calibri" fo:font-size="10.5pt" style:font-size-asian="10.5pt" style:font-size-complex="10.5pt"/>
    </style:style>
    <style:style style:name="T48" style:parent-style-name="normaltextrun" style:family="text">
      <style:text-properties style:font-name="Verdana" style:font-name-complex="Calibri" fo:color="#000000" fo:font-size="10.5pt" style:font-size-asian="10.5pt" style:font-size-complex="10.5pt"/>
    </style:style>
    <style:style style:name="T49" style:parent-style-name="normaltextrun" style:family="text">
      <style:text-properties style:font-name="Verdana" style:font-name-complex="Calibri" fo:font-size="10.5pt" style:font-size-asian="10.5pt" style:font-size-complex="10.5pt"/>
    </style:style>
    <style:style style:name="P50" style:parent-style-name="paragraph" style:family="paragraph">
      <style:paragraph-properties style:vertical-align="baseline" fo:margin-top="0in" fo:margin-bottom="0in" fo:margin-left="0.25in">
        <style:tab-stops/>
      </style:paragraph-properties>
    </style:style>
    <style:style style:name="T51" style:parent-style-name="normaltextrun" style:family="text">
      <style:text-properties style:font-name="Verdana" style:font-name-complex="Calibri" fo:font-size="10.5pt" style:font-size-asian="10.5pt" style:font-size-complex="10.5pt"/>
    </style:style>
    <style:style style:name="P52" style:parent-style-name="paragraph" style:family="paragraph">
      <style:paragraph-properties fo:text-align="center" style:vertical-align="baseline" fo:margin-top="0in" fo:margin-bottom="0in"/>
    </style:style>
    <style:style style:name="T53"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54" style:parent-style-name="paragraph" style:family="paragraph">
      <style:paragraph-properties style:vertical-align="baseline" fo:margin-top="0in" fo:margin-bottom="0in"/>
    </style:style>
    <style:style style:name="T55" style:parent-style-name="normaltextrun" style:family="text">
      <style:text-properties style:font-name="Verdana" style:font-name-complex="Calibri" fo:font-size="10.5pt" style:font-size-asian="10.5pt" style:font-size-complex="10.5pt"/>
    </style:style>
    <style:style style:name="P56" style:parent-style-name="paragraph" style:family="paragraph">
      <style:paragraph-properties style:vertical-align="baseline" fo:margin-top="0in" fo:margin-bottom="0in" fo:margin-left="0.25in">
        <style:tab-stops/>
      </style:paragraph-properties>
    </style:style>
    <style:style style:name="T57" style:parent-style-name="normaltextrun" style:family="text">
      <style:text-properties style:font-name="Verdana" style:font-name-complex="Calibri" fo:font-size="10.5pt" style:font-size-asian="10.5pt" style:font-size-complex="10.5pt"/>
    </style:style>
    <style:style style:name="P58" style:parent-style-name="paragraph" style:family="paragraph">
      <style:paragraph-properties fo:text-align="center" style:vertical-align="baseline" fo:margin-top="0in" fo:margin-bottom="0in"/>
    </style:style>
    <style:style style:name="T59"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60" style:parent-style-name="paragraph" style:family="paragraph">
      <style:paragraph-properties style:vertical-align="baseline" fo:margin-top="0in" fo:margin-bottom="0in"/>
    </style:style>
    <style:style style:name="T61" style:parent-style-name="normaltextrun" style:family="text">
      <style:text-properties style:font-name="Verdana" style:font-name-complex="Calibri" fo:font-size="10.5pt" style:font-size-asian="10.5pt" style:font-size-complex="10.5pt"/>
    </style:style>
    <style:style style:name="P62" style:parent-style-name="paragraph" style:family="paragraph">
      <style:paragraph-properties style:vertical-align="baseline" fo:margin-top="0in" fo:margin-bottom="0in" fo:margin-left="0.25in">
        <style:tab-stops/>
      </style:paragraph-properties>
    </style:style>
    <style:style style:name="T63" style:parent-style-name="normaltextrun" style:family="text">
      <style:text-properties style:font-name="Verdana" style:font-name-complex="Calibri" fo:font-size="10.5pt" style:font-size-asian="10.5pt" style:font-size-complex="10.5pt"/>
    </style:style>
    <style:style style:name="P64" style:parent-style-name="paragraph" style:family="paragraph">
      <style:paragraph-properties fo:text-align="center" style:vertical-align="baseline" fo:margin-top="0in" fo:margin-bottom="0in"/>
    </style:style>
    <style:style style:name="T65"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T66" style:parent-style-name="normaltextrun" style:family="text">
      <style:text-properties style:font-name="Verdana" style:font-name-complex="Calibri" fo:font-size="10.5pt" style:font-size-asian="10.5pt" style:font-size-complex="10.5pt"/>
    </style:style>
    <style:style style:name="P67" style:parent-style-name="paragraph" style:family="paragraph">
      <style:paragraph-properties style:vertical-align="baseline" fo:margin-top="0in" fo:margin-bottom="0in"/>
    </style:style>
    <style:style style:name="T68" style:parent-style-name="normaltextrun" style:family="text">
      <style:text-properties style:font-name="Verdana" style:font-name-complex="Calibri" fo:font-size="10.5pt" style:font-size-asian="10.5pt" style:font-size-complex="10.5pt"/>
    </style:style>
    <style:style style:name="P69" style:parent-style-name="paragraph" style:family="paragraph">
      <style:paragraph-properties style:vertical-align="baseline" fo:margin-top="0in" fo:margin-bottom="0in" fo:margin-left="0.25in">
        <style:tab-stops/>
      </style:paragraph-properties>
    </style:style>
    <style:style style:name="T70" style:parent-style-name="normaltextrun" style:family="text">
      <style:text-properties style:font-name="Verdana" style:font-name-complex="Calibri" fo:font-size="10.5pt" style:font-size-asian="10.5pt" style:font-size-complex="10.5pt"/>
    </style:style>
    <style:style style:name="P71" style:parent-style-name="paragraph" style:family="paragraph">
      <style:paragraph-properties style:vertical-align="baseline" fo:margin-top="0in" fo:margin-bottom="0in"/>
    </style:style>
    <style:style style:name="T72" style:parent-style-name="normaltextrun" style:family="text">
      <style:text-properties style:font-name="Verdana" style:font-name-complex="Calibri" fo:font-size="10.5pt" style:font-size-asian="10.5pt" style:font-size-complex="10.5pt"/>
    </style:style>
    <style:style style:name="P73" style:parent-style-name="paragraph" style:family="paragraph">
      <style:paragraph-properties style:vertical-align="baseline" fo:margin-top="0in" fo:margin-bottom="0in" fo:margin-left="0.25in">
        <style:tab-stops/>
      </style:paragraph-properties>
    </style:style>
    <style:style style:name="T74" style:parent-style-name="normaltextrun" style:family="text">
      <style:text-properties style:font-name="Verdana" style:font-name-complex="Calibri" fo:font-size="10.5pt" style:font-size-asian="10.5pt" style:font-size-complex="10.5pt"/>
    </style:style>
    <style:style style:name="P75" style:parent-style-name="Normal" style:family="paragraph">
      <style:text-properties style:font-name="Verdana" fo:font-size="10.5pt" style:font-size-asian="10.5pt" style:font-size-complex="10.5pt"/>
    </style:style>
  </office:automatic-styles>
  <office:body>
    <office:text text:use-soft-page-breaks="true">
      <text:p text:style-name="P1"><text:span text:style-name="T2">GCSE/ A-Level Exam Tips:</text:span></text:p>
      <text:p text:style-name="P3"/>
      <text:p text:style-name="P4"><text:span text:style-name="T5">Edition 1: Time Effective Revision</text:span><text:span text:style-name="T6"> </text:span></text:p>
      <text:p text:style-name="P7"/>
      <text:p text:style-name="P8"><text:span text:style-name="T9">By Kirshmy Sritharan  </text:span><text:span text:style-name="T10"> </text:span></text:p>
      <text:p text:style-name="P11"/>
      <text:p text:style-name="P12"><text:span text:style-name="T13">As GCSE and A-Level exams are nearing, you may be overwhelmed with the amount of revision to do in such a short period. But don’t worry! With the short time that you have, you can complete lots of effective revision. For GCSE students, their exam period begins on the 15th of May, whilst A-level students start theirs on the 25th of May. With less than a week left, you might be worrying that you won’t be able to do well in your exams, but this is completely normal, and every student has felt this one way or another. This is why effective revision is crucial at this moment in time, so here are 7 tips and tricks on how to do effective revision in your last push to exams.  </text:span><text:span text:style-name="T14"> </text:span></text:p>
      <text:p text:style-name="P15"><text:span text:style-name="T16"> </text:span><text:span text:style-name="T17"> </text:span></text:p>
      <text:p text:style-name="P18"><text:span text:style-name="T19">Time is your number one priority! </text:span></text:p>
      <text:p text:style-name="P20"><text:span text:style-name="T21">With only less than a month left, time is very valuable and should not be wasted. This is where you shouldn’t shy away from topics or subjects you don’t like, or struggle with. To overcome this, a good thing to do is to print out the GCSE or A-Level Specifications for each subject which can be found on the exam board websites. With these, colour code each topic and subtopics, either green, yellow, or red. Green means you understand the topic fully and thoroughly, yellow meaning you understand some of it but there is still some brushing up to do and lastly, red meaning you don’t know anything. After this, you have a clear idea of what to revise by focusing on the red subtopics, and then on the yellow ones. This way you 100% know what your main priorities are for each subject, revise these points and expect the unexpected in your exams! </text:span><text:span text:style-name="T22"> </text:span></text:p>
      <text:p text:style-name="P23"><text:span text:style-name="T24"> </text:span><text:span text:style-name="T25"> </text:span></text:p>
      <text:p text:style-name="P26"><text:span text:style-name="T27">Ask those around you for help. </text:span></text:p>
      <text:p text:style-name="P28"><text:span text:style-name="T29">During these stressful times, support is important and essential. This is why asking those around you for help is key for you to do the best in your exams. If you are struggling with a topic, ask a teacher to explain and go through it, or even your friends. If you need or need to mark your past papers, ask your teachers. If you do essay-based subjects, ask your teachers how else to improve your essays. Also, identify what those who get high grades do to get those grades and see how to incorporate it in your last push to the exams. If you’re stuck, don’t forget about it, ask your teachers, friends, family, and classmates: they are all here for you! </text:span><text:span text:style-name="T30"> </text:span></text:p>
      <text:p text:style-name="P31"><text:span text:style-name="T32"> </text:span><text:span text:style-name="T33"> </text:span></text:p>
      <text:p text:style-name="P34"><text:span text:style-name="T35">No technology… please? </text:span></text:p>
      <text:p text:style-name="P36"><text:span text:style-name="T37">It is crucial to get rid of any distractions during the last few weeks before the exams and put your full focus into revision so that you can ace the exams! This means that no technology is allowed, and this includes your phone. No more scrolling through Instagram or TikTok, it's time to crack on with revision. This can be done by setting time limits on how long you can use your phone and there are apps on your phone which can help you do that for you. Also, you can put your phone on ‘Do Not Disturb’ mode to prevent any distractions every time you get a notification. If you are taking a break from revision, DO NOT go back onto your phone as this can distract you even further and waste your useful revision time. There is no excuse for you to use your phone other than studying, during your precious revision time. </text:span></text:p>
      <text:p text:style-name="P38"><text:span text:style-name="T39"> </text:span></text:p>
      <text:p text:style-name="P40"><text:span text:style-name="T41"> </text:span></text:p>
      <text:p text:style-name="P42"/>
      <text:p text:style-name="P43"/>
      <text:soft-page-break/>
      <text:p text:style-name="P44"><text:span text:style-name="T45">Summaries of each topic </text:span></text:p>
      <text:p text:style-name="P46"><text:span text:style-name="T47">During the last few weeks before the exams, making notes are practically useless, and can<text:s/></text:span><text:span text:style-name="T48">end up being a total waste of time. This is especially risky when time is ticking. This is why it is a good time to make a summary of each topic which is abbreviated for easy memorisation. This can be done in any format such as mind maps (my favourite), blurting, flashcards and much more. During the weeks following up to exams, making notes is something which will unnecessarily waste away the precious hours you have left. Instead, you must start memorising and summarising knowledge through techniques such as mind maps, blurting and flashcards. From this, you can start applying your knowledge to past papers. These should be done quickly so that you have more time to focus on subtopics that you struggle with</text:span><text:span text:style-name="T49">. But make sure you don’t waste time making these summaries when time is precious, only do this when necessary. </text:span></text:p>
      <text:p text:style-name="P50"><text:span text:style-name="T51"> </text:span></text:p>
      <text:p text:style-name="P52"><text:span text:style-name="T53">Past papers are your best friends. </text:span></text:p>
      <text:p text:style-name="P54"><text:span text:style-name="T55">Past papers are key to nailing the ways of each exam board and their technique. Each exam boards have different ways how to answer a specific question, so by doing past papers you can prepare yourself on how to answer these sorts of questions if they were to come up in your exams. These past papers can be found on the exam board's website or Physics and Maths tutor, where you can access exam questions on topics in Maths, Biology, Chemistry, Physics, Geography, English and Computer Science for both GCSE and A-Level. This source gives you exam papers on each topic, which is incredibly useful for practising questions on topics that still need work on!  </text:span></text:p>
      <text:p text:style-name="P56"><text:span text:style-name="T57"> </text:span></text:p>
      <text:p text:style-name="P58"><text:span text:style-name="T59">Get a full 8 hours of sleep. </text:span></text:p>
      <text:p text:style-name="P60"><text:span text:style-name="T61">The recommended hours of sleep for teenagers are within 8-10 hours and sleep is incredibly vital right before an exam. This is why getting the full 8 to 10 hours of sleep is important so that you can function properly before an exam. This means that revision should not be done last minute such as the night before an exam. Instead, make sure revision is completed within a time limit, take breaks in between and make sure to sleep before an exam!  </text:span></text:p>
      <text:p text:style-name="P62"><text:span text:style-name="T63"> </text:span></text:p>
      <text:p text:style-name="P64"><text:span text:style-name="T65">Stay positive!</text:span><text:span text:style-name="T66"> </text:span></text:p>
      <text:p text:style-name="P67"><text:span text:style-name="T68">Lastly, DON’T PANIC and stay positive! These are just your exams; they don’t predict your end goals. Just because you don’t do well or you fail, doesn’t mean that you failed in life even though it seemed like it is. Even Lord Alan Sugar is successful, with only one GCSE. There are other paths and directions to take if your exams didn’t turn out well. These exams don’t highlight your abilities, they are just a checkpoint in life to overcome and if not successful, move on and do better next time. Just learning from your mistakes is what life is all about. Stay positive, your hard work and hours of revision will pay off. You are going to do great, believe in yourself! </text:span></text:p>
      <text:p text:style-name="P69"><text:span text:style-name="T70"> </text:span></text:p>
      <text:p text:style-name="P71"><text:span text:style-name="T72">Within these few weeks, make sure to revise effectively and use these last-minute revision tips and tricks, so that you are well-prepared before exam. Good luck with your exams! </text:span></text:p>
      <text:p text:style-name="P73"><text:span text:style-name="T74"> </text:span></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eya</meta:initial-creator>
    <dc:creator>Freya</dc:creator>
    <meta:creation-date>2023-06-03T11:36:00Z</meta:creation-date>
    <dc:date>2023-06-03T11:49:00Z</dc:date>
    <meta:template xlink:href="Normal.dotm" xlink:type="simple"/>
    <meta:editing-cycles>2</meta:editing-cycles>
    <meta:editing-duration>PT660S</meta:editing-duration>
    <meta:document-statistic meta:page-count="2" meta:paragraph-count="12" meta:word-count="925" meta:character-count="6191" meta:row-count="43" meta:non-whitespace-character-count="5278"/>
  </office:meta>
</office:document-meta>
</file>